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d21c" officeooo:paragraph-rsid="0014d21c" style:font-weight-asian="bold" style:font-weight-complex="bold"/>
    </style:style>
    <style:style style:name="P3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weight="bold" officeooo:rsid="0014d21c" officeooo:paragraph-rsid="0014d21c" style:font-size-asian="11pt" style:font-weight-asian="bold" style:font-size-complex="11pt" style:font-weight-complex="bold"/>
    </style:style>
    <style:style style:name="P6" style:family="paragraph">
      <loext:graphic-properties draw:fill="solid" draw:fill-color="#eeeeee"/>
      <style:text-properties fo:font-size="12pt"/>
    </style:style>
    <style:style style:name="P7" style:family="paragraph">
      <loext:graphic-properties draw:fill="solid" draw:fill-color="#eeeeee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10.5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d7ba7d" loext:opacity="100%" style:font-name="Consolas" fo:font-size="10.5pt" fo:font-weight="normal"/>
    </style:style>
    <style:style style:name="T18" style:family="text">
      <style:text-properties fo:color="#6a9955" loext:opacity="100%" style:font-name="Consolas" fo:font-size="10.5pt" fo:font-weight="normal"/>
    </style:style>
    <style:style style:name="T19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1.430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eeeeee" fo:min-height="3.98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9</text:p>
      <text:h text:style-name="Heading_20_3" text:outline-level="3">AIM: Memory Management Techniques</text:h>
      <text:p text:style-name="P1">9.1.Simulate FIFO and LRU page replacement using page reference strings. Measure</text:p>
      <text:p text:style-name="P1">9.2.Hit/miss ratios under different reference patterns.</text:p>
      <text:p text:style-name="P1">9.3.Extend to include frames and memory constraints.</text:p>
      <text:p text:style-name="P5"><text:s/></text:p>
      <text:p text:style-name="P4">from collections import deque</text:p>
      <text:p text:style-name="P4"/>
      <text:p text:style-name="P4">def fifo_page_replacement(pages, frames):</text:p>
      <text:p text:style-name="P4">    memory = deque()</text:p>
      <text:p text:style-name="P4">    hits, misses = 0, 0</text:p>
      <text:p text:style-name="P4"/>
      <text:p text:style-name="P4">    print("\n--- FIFO Page Replacement ---")</text:p>
      <text:p text:style-name="P4">    for page in pages:</text:p>
      <text:p text:style-name="P4">        if page in memory:</text:p>
      <text:p text:style-name="P4">            hits += 1</text:p>
      <text:p text:style-name="P4">        else:</text:p>
      <text:p text:style-name="P4">            misses += 1</text:p>
      <text:p text:style-name="P4">            if len(memory) &gt;= frames:</text:p>
      <text:p text:style-name="P4">                memory.popleft()  # Remove oldest page (FIFO)</text:p>
      <text:p text:style-name="P4">            memory.append(page)</text:p>
      <text:p text:style-name="P4">        print(f"Page: {page} -&gt; Memory: {list(memory)}")</text:p>
      <text:p text:style-name="P4"/>
      <text:p text:style-name="P4">    print(f"\nFIFO Results: Hits = {hits}, Misses = {misses}, "</text:p>
      <text:p text:style-name="P4">          f"Hit Ratio = {hits/len(pages):.2f}, Miss Ratio = {misses/len(pages):.2f}")</text:p>
      <text:p text:style-name="P4"/>
      <text:p text:style-name="P4">def lru_page_replacement(pages, frames):</text:p>
      <text:p text:style-name="P4">    memory = deque()</text:p>
      <text:p text:style-name="P4">    hits, misses = 0, 0</text:p>
      <text:p text:style-name="P4"/>
      <text:p text:style-name="P4">    print("\n--- LRU Page Replacement ---")</text:p>
      <text:p text:style-name="P4">    for page in pages:</text:p>
      <text:p text:style-name="P4">        if page in memory:</text:p>
      <text:p text:style-name="P4">            hits += 1</text:p>
      <text:p text:style-name="P4">            memory.remove(page)   # Remove old position</text:p>
      <text:p text:style-name="P4">            memory.append(page)   # Move to most recently used</text:p>
      <text:p text:style-name="P4">        else:</text:p>
      <text:p text:style-name="P4">            misses += 1</text:p>
      <text:p text:style-name="P4">            if len(memory) &gt;= frames:</text:p>
      <text:p text:style-name="P4">                memory.popleft()  # Remove least recently used</text:p>
      <text:p text:style-name="P4">            memory.append(page)</text:p>
      <text:p text:style-name="P4">        print(f"Page: {page} -&gt; Memory: {list(memory)}")</text:p>
      <text:p text:style-name="P4"/>
      <text:p text:style-name="P4">    print(f"\nLRU Results: Hits = {hits}, Misses = {misses}, "</text:p>
      <text:p text:style-name="P4">          f"Hit Ratio = {hits/len(pages):.2f}, Miss Ratio = {misses/len(pages):.2f}")</text:p>
      <text:p text:style-name="P4"/>
      <text:p text:style-name="P4">if __name__ == "__main__":</text:p>
      <text:p text:style-name="P4">    # Example page reference string</text:p>
      <text:p text:style-name="P4">    reference_string = [7, 0, 1, 2, 0, 3, 0, 4, 2, 3, 0, 3, 2]</text:p>
      <text:p text:style-name="P4"><text:soft-page-break/>    frames = 3</text:p>
      <text:p text:style-name="P4"/>
      <text:p text:style-name="P4">    print("Reference String:", reference_string)</text:p>
      <text:p text:style-name="P4">    print("Frames:", frames)</text:p>
      <text:p text:style-name="P4"/>
      <text:p text:style-name="P4">    fifo_page_replacement(reference_string, frames)</text:p>
      <text:p text:style-name="P4">    lru_page_replacement(reference_string, frames)</text:p>
      <text:p text:style-name="P3"><draw:frame text:anchor-type="paragraph" draw:z-index="0" draw:name="Text Frame 1" draw:style-name="gr2" draw:text-style-name="P7" svg:width="5.1358in" svg:height="6.3898in" svg:x="0.0563in" svg:y="0.0661in"><draw:text-box><text:p><text:span text:style-name="T19">Reference String: [7, 0, 1, 2, 0, 3, 0, 4, 2, 3, 0, 3, 2]</text:span></text:p><text:p><text:span text:style-name="T19">Frames: 3</text:span></text:p><text:p/><text:p><text:span text:style-name="T19">--- FIFO Page Replacement ---</text:span></text:p><text:p><text:span text:style-name="T19">Page: 7 -&gt; Memory: [7]</text:span></text:p><text:p><text:span text:style-name="T19">Page: 0 -&gt; Memory: [7, 0]</text:span></text:p><text:p><text:span text:style-name="T19">Page: 1 -&gt; Memory: [7, 0, 1]</text:span></text:p><text:p><text:span text:style-name="T19">Page: 2 -&gt; Memory: [0, 1, 2]</text:span></text:p><text:p><text:span text:style-name="T19">Page: 0 -&gt; Memory: [0, 1, 2]</text:span></text:p><text:p><text:span text:style-name="T19">Page: 3 -&gt; Memory: [1, 2, 3]</text:span></text:p><text:p><text:span text:style-name="T19">Page: 0 -&gt; Memory: [2, 3, 0]</text:span></text:p><text:p><text:span text:style-name="T19">Page: 4 -&gt; Memory: [3, 0, 4]</text:span></text:p><text:p><text:span text:style-name="T19">Page: 2 -&gt; Memory: [0, 4, 2]</text:span></text:p><text:p><text:span text:style-name="T19">Page: 3 -&gt; Memory: [4, 2, 3]</text:span></text:p><text:p><text:span text:style-name="T19">Page: 0 -&gt; Memory: [2, 3, 0]</text:span></text:p><text:p><text:span text:style-name="T19">Page: 3 -&gt; Memory: [2, 3, 0]</text:span></text:p><text:p><text:span text:style-name="T19">Page: 2 -&gt; Memory: [2, 3, 0]</text:span></text:p><text:p/><text:p><text:span text:style-name="T19">FIFO Results: Hits = 3, Misses = 10, Hit Ratio = 0.23, Miss Ratio = 0.77</text:span></text:p><text:p/><text:p><text:span text:style-name="T19">--- LRU Page Replacement ---</text:span></text:p><text:p><text:span text:style-name="T19">Page: 7 -&gt; Memory: [7]</text:span></text:p><text:p><text:span text:style-name="T19">Page: 0 -&gt; Memory: [7, 0]</text:span></text:p><text:p><text:span text:style-name="T19">Page: 1 -&gt; Memory: [7, 0, 1]</text:span></text:p><text:p><text:span text:style-name="T19">Page: 2 -&gt; Memory: [0, 1, 2]</text:span></text:p><text:p><text:span text:style-name="T19">Page: 0 -&gt; Memory: [1, 2, 0]</text:span></text:p><text:p><text:span text:style-name="T19">Page: 3 -&gt; Memory: [2, 0, 3]</text:span></text:p><text:p><text:span text:style-name="T19">Page: 0 -&gt; Memory: [2, 3, 0]</text:span></text:p><text:p><text:span text:style-name="T19">Page: 4 -&gt; Memory: [3, 0, 4]</text:span></text:p><text:p><text:span text:style-name="T19">Page: 2 -&gt; Memory: [0, 4, 2]</text:span></text:p><text:p><text:span text:style-name="T19">Page: 3 -&gt; Memory: [4, 2, 3]</text:span></text:p><text:p><text:span text:style-name="T19">Page: 0 -&gt; Memory: [2, 3, 0]</text:span></text:p><text:p><text:span text:style-name="T19">Page: 3 -&gt; Memory: [2, 0, 3]</text:span></text:p><text:p><text:span text:style-name="T19">Page: 2 -&gt; Memory: [0, 3, 2]</text:span></text:p><text:p/><text:p><text:span text:style-name="T19">LRU Results: Hits = 4, Misses = 9, Hit Ratio = 0.31, Miss Ratio = 0.69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.</text:p>
      <text:p text:style-name="P4">from collections import deque</text:p>
      <text:p text:style-name="P4">def fifo_page_replacement(pages, frames):</text:p>
      <text:p text:style-name="P4">    memory = deque()</text:p>
      <text:p text:style-name="P4">    hits, misses = 0, 0</text:p>
      <text:p text:style-name="P4"/>
      <text:p text:style-name="P4">    for page in pages:</text:p>
      <text:p text:style-name="P4">        if page in memory:</text:p>
      <text:p text:style-name="P4">            hits += 1</text:p>
      <text:p text:style-name="P4"><text:soft-page-break/>        else:</text:p>
      <text:p text:style-name="P4">            misses += 1</text:p>
      <text:p text:style-name="P4">            if len(memory) &gt;= frames:</text:p>
      <text:p text:style-name="P4">                memory.popleft()  # remove oldest</text:p>
      <text:p text:style-name="P4">            memory.append(page)</text:p>
      <text:p text:style-name="P4"/>
      <text:p text:style-name="P4">    hit_ratio = hits / len(pages)</text:p>
      <text:p text:style-name="P4">    miss_ratio = misses / len(pages)</text:p>
      <text:p text:style-name="P4">    return hits, misses, hit_ratio, miss_ratio</text:p>
      <text:p text:style-name="P4"/>
      <text:p text:style-name="P4">def lru_page_replacement(pages, frames):</text:p>
      <text:p text:style-name="P4">    memory = []</text:p>
      <text:p text:style-name="P4">    hits, misses = 0, 0</text:p>
      <text:p text:style-name="P4">    for page in pages:</text:p>
      <text:p text:style-name="P4">        if page in memory:</text:p>
      <text:p text:style-name="P4">            hits += 1</text:p>
      <text:p text:style-name="P4">            memory.remove(page)   # move to most recently used</text:p>
      <text:p text:style-name="P4">            memory.append(page)</text:p>
      <text:p text:style-name="P4">        else:</text:p>
      <text:p text:style-name="P4">            misses += 1</text:p>
      <text:p text:style-name="P4">            if len(memory) &gt;= frames:</text:p>
      <text:p text:style-name="P4">                memory.pop(0)  # remove least recently used</text:p>
      <text:p text:style-name="P4">            memory.append(page)</text:p>
      <text:p text:style-name="P4">    hit_ratio = hits / len(pages)</text:p>
      <text:p text:style-name="P4">    miss_ratio = misses / len(pages)</text:p>
      <text:p text:style-name="P4">    return hits, misses, hit_ratio, miss_ratio</text:p>
      <text:p text:style-name="P4"/>
      <text:p text:style-name="P4"># Example usage</text:p>
      <text:p text:style-name="P4">if __name__ == "__main__":</text:p>
      <text:p text:style-name="P4">    reference_string = [7, 0, 1, 2, 0, 3, 0, 4, 2, 3, 0, 3, 2]</text:p>
      <text:p text:style-name="P4">    frames = 3</text:p>
      <text:p text:style-name="P4"/>
      <text:p text:style-name="P4">    print("Reference string:", reference_string)</text:p>
      <text:p text:style-name="P4">    print("Frames:", frames)</text:p>
      <text:p text:style-name="P4"/>
      <text:p text:style-name="P4">    fifo_res = fifo_page_replacement(reference_string, frames)</text:p>
      <text:p text:style-name="P4">    lru_res = lru_page_replacement(reference_string, frames)</text:p>
      <text:p text:style-name="P4"/>
      <text:p text:style-name="P4">    print("\nFIFO:")</text:p>
      <text:p text:style-name="P4">    print(f"Hits: {fifo_res[0]}, Misses: {fifo_res[1]}, "</text:p>
      <text:p text:style-name="P4">          f"Hit Ratio: {fifo_res[2]:.2f}, Miss Ratio: {fifo_res[3]:.2f}")</text:p>
      <text:p text:style-name="P4"/>
      <text:p text:style-name="P4">    print("\nLRU:")</text:p>
      <text:p text:style-name="P4">    print(f"Hits: {lru_res[0]}, Misses: {lru_res[1]}, "</text:p>
      <text:p text:style-name="P4">          f"Hit Ratio: {lru_res[2]:.2f}, Miss Ratio: {lru_res[3]:.2f}")</text:p>
      <text:p text:style-name="P3"><draw:frame text:anchor-type="paragraph" draw:z-index="1" draw:name="Text Frame 2" draw:style-name="gr1" draw:text-style-name="P6" svg:width="5.1362in" svg:height="1.4307in" svg:x="0.0457in" svg:y="0.1161in"><draw:text-box><text:p><text:span text:style-name="T19">Reference string: [7, 0, 1, 2, 0, 3, 0, 4, 2, 3, 0, 3, 2]</text:span></text:p><text:p><text:span text:style-name="T19">Frames: 3</text:span></text:p><text:p><text:span text:style-name="T19"/></text:p><text:p><text:span text:style-name="T19">FIFO:</text:span></text:p><text:p><text:span text:style-name="T19">Hits: 3, Misses: 10, Hit Ratio: 0.23, Miss Ratio: 0.77</text:span></text:p><text:p><text:span text:style-name="T19"/></text:p><text:p><text:span text:style-name="T19">LRU:</text:span></text:p><text:p><text:span text:style-name="T19">Hits: 4, Misses: 9, Hit Ratio: 0.31, Miss Ratio: 0.69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0:47:29.726000000</meta:creation-date>
    <dc:date>2025-09-20T20:54:52.730000000</dc:date>
    <meta:editing-duration>PT7M23S</meta:editing-duration>
    <meta:editing-cycles>1</meta:editing-cycles>
    <meta:document-statistic meta:table-count="0" meta:image-count="0" meta:object-count="0" meta:page-count="3" meta:paragraph-count="93" meta:word-count="390" meta:character-count="3405" meta:non-whitespace-character-count="2518"/>
    <meta:generator>LibreOffice/24.2.5.2$Windows_X86_64 LibreOffice_project/bffef4ea93e59bebbeaf7f431bb02b1a39ee8a59</meta:generator>
  </office:meta>
</office:document-meta>
</file>